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4" style:family="paragraph" style:parent-style-name="Standard">
      <style:text-properties style:font-name="Calibri1" fo:font-size="9pt" style:font-size-asian="9pt" style:font-size-complex="9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text-properties style:font-name="Calibri1" officeooo:rsid="002e648d" officeooo:paragraph-rsid="002e648d"/>
    </style:style>
    <style:style style:name="P8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11705" style:font-size-asian="7pt" style:font-size-complex="7pt"/>
    </style:style>
    <style:style style:name="P11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11705" officeooo:paragraph-rsid="00311705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311705" style:font-size-asian="7pt" style:font-size-complex="7p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5" style:family="paragraph" style:parent-style-name="Standard">
      <style:paragraph-properties fo:line-height="115%" fo:orphans="0" fo:widows="0"/>
      <style:text-properties style:font-name="Calibri1" fo:font-size="7pt" officeooo:rsid="002e648d" officeooo:paragraph-rsid="002e648d" style:font-size-asian="7pt" style:font-size-complex="7pt"/>
    </style:style>
    <style:style style:name="P1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e648d" officeooo:paragraph-rsid="002e648d" style:font-size-asian="7pt" style:font-size-complex="7pt"/>
    </style:style>
    <style:style style:name="P1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e648d" officeooo:paragraph-rsid="002e648d" style:font-size-asian="7pt" style:font-size-complex="7pt"/>
    </style:style>
    <style:style style:name="P1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fec21" officeooo:paragraph-rsid="002fec21" style:font-size-asian="7pt" style:font-size-complex="7pt"/>
    </style:style>
    <style:style style:name="P2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fec21" officeooo:paragraph-rsid="002fec21" style:font-size-asian="7pt" style:font-size-complex="7pt"/>
    </style:style>
    <style:style style:name="P23" style:family="paragraph" style:parent-style-name="Standard">
      <style:paragraph-properties fo:line-height="115%" fo:orphans="0" fo:widows="0"/>
      <style:text-properties style:font-name="Calibri1" fo:font-size="7pt" officeooo:rsid="002fec21" officeooo:paragraph-rsid="002fec21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ed0c6" officeooo:paragraph-rsid="002ed0c6" style:font-size-asian="7pt" style:font-size-complex="7pt"/>
    </style:style>
    <style:style style:name="P25" style:family="paragraph" style:parent-style-name="Standard">
      <style:paragraph-properties fo:line-height="115%" fo:orphans="0" fo:widows="0"/>
      <style:text-properties style:font-name="Calibri1" fo:font-size="7pt" officeooo:rsid="002ed0c6" officeooo:paragraph-rsid="002ed0c6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ed0c6" officeooo:paragraph-rsid="002ed0c6" style:font-size-asian="7pt" style:font-size-complex="7pt"/>
    </style:style>
    <style:style style:name="P27" style:family="paragraph" style:parent-style-name="Standard">
      <style:paragraph-properties fo:line-height="115%" fo:orphans="0" fo:widows="0"/>
      <style:text-properties style:font-name="Calibri1" fo:font-size="7pt" officeooo:rsid="00301ced" officeooo:paragraph-rsid="00301ced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01ced" officeooo:paragraph-rsid="00301ced" style:font-size-asian="7pt" style:font-size-complex="7pt"/>
    </style:style>
    <style:style style:name="P29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30" style:family="paragraph" style:parent-style-name="Standard">
      <style:paragraph-properties fo:line-height="115%" fo:orphans="0" fo:widows="0"/>
      <style:text-properties style:font-name="Calibri1" fo:font-size="7pt" officeooo:rsid="00311705" officeooo:paragraph-rsid="00311705" style:font-size-asian="7pt" style:font-size-complex="7pt"/>
    </style:style>
    <style:style style:name="P3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11705" officeooo:paragraph-rsid="00311705" style:font-size-asian="7pt" style:font-size-complex="7pt"/>
    </style:style>
    <style:style style:name="P3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11705" officeooo:paragraph-rsid="00311705" style:font-size-asian="7pt" style:font-size-complex="7pt"/>
    </style:style>
    <style:style style:name="P3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fo:font-style="normal" officeooo:rsid="002e648d" officeooo:paragraph-rsid="002e648d" style:font-size-asian="7pt" style:font-style-asian="normal" style:font-size-complex="7pt" style:font-style-complex="normal"/>
    </style:style>
    <style:style style:name="T1" style:family="text">
      <style:text-properties officeooo:rsid="002ed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orce Fields</text:p>
      <text:p text:style-name="P4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Strike</text:p>
          </table:table-cell>
          <table:table-cell table:style-name="Table1.A1" office:value-type="string">
            <text:p text:style-name="P5">Block</text:p>
          </table:table-cell>
          <table:table-cell table:style-name="Table1.A1" office:value-type="string">
            <text:p text:style-name="P5">Shoot</text:p>
          </table:table-cell>
          <table:table-cell table:style-name="Table1.A1" office:value-type="string">
            <text:p text:style-name="P5">Dodge</text:p>
          </table:table-cell>
          <table:table-cell table:style-name="Table1.A1" office:value-type="string">
            <text:p text:style-name="P5">Zap</text:p>
          </table:table-cell>
        </table:table-row>
        <table:table-row table:style-name="Table1.1">
          <table:table-cell table:style-name="Table1.A1" office:value-type="string">
            <text:p text:style-name="P5">Blaster</text:p>
          </table:table-cell>
          <table:table-cell table:style-name="Table1.A1" office:value-type="string">
            <text:p text:style-name="P5">MS+1</text:p>
          </table:table-cell>
          <table:table-cell table:style-name="Table1.A1" office:value-type="string">
            <text:p text:style-name="P5">RS+1</text:p>
          </table:table-cell>
          <table:table-cell table:style-name="Table1.A1" office:value-type="string">
            <text:p text:style-name="P5">PS+4</text:p>
          </table:table-cell>
          <table:table-cell table:style-name="Table1.A1" office:value-type="string">
            <text:p text:style-name="P5">RW+3</text:p>
          </table:table-cell>
          <table:table-cell table:style-name="Table1.A1" office:value-type="string">
            <text:p text:style-name="P5">PW+1</text:p>
          </table:table-cell>
        </table:table-row>
        <table:table-row table:style-name="Table1.1">
          <table:table-cell table:style-name="Table1.A3" office:value-type="string">
            <text:p text:style-name="P5">Bubbler</text:p>
          </table:table-cell>
          <table:table-cell table:style-name="Table1.A3" office:value-type="string">
            <text:p text:style-name="P5">PW+2</text:p>
          </table:table-cell>
          <table:table-cell table:style-name="Table1.A3" office:value-type="string">
            <text:p text:style-name="P5">PS+3</text:p>
          </table:table-cell>
          <table:table-cell table:style-name="Table1.A3" office:value-type="string">
            <text:p text:style-name="P5">PR+2</text:p>
          </table:table-cell>
          <table:table-cell table:style-name="Table1.A3" office:value-type="string">
            <text:p text:style-name="P5">RW+2</text:p>
          </table:table-cell>
          <table:table-cell table:style-name="Table1.A3" office:value-type="string">
            <text:p text:style-name="P5">CP+1</text:p>
          </table:table-cell>
        </table:table-row>
      </table:table>
      <text:p text:style-name="P1"/>
      <text:p text:style-name="P4">Special Mechanics</text:p>
      <text:p text:style-name="P4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Category</text:p>
          </table:table-cell>
          <table:table-cell table:style-name="Table2.A1" office:value-type="string">
            <text:p text:style-name="P2">Cost</text:p>
          </table:table-cell>
          <table:table-cell table:style-name="Table2.A1" office:value-type="string">
            <text:p text:style-name="P2">Burn</text:p>
          </table:table-cell>
          <table:table-cell table:style-name="Table2.A1" office:value-type="string">
            <text:p text:style-name="P3">Effects</text:p>
          </table:table-cell>
          <table:table-cell table:style-name="Table2.A1" office:value-type="string">
            <text:p text:style-name="P2">Enhancements</text:p>
          </table:table-cell>
        </table:table-row>
        <table:table-row table:style-name="Table2.1">
          <table:table-cell table:style-name="Table2.A1" office:value-type="string">
            <text:p text:style-name="P15">Camo Field</text:p>
          </table:table-cell>
          <table:table-cell table:style-name="Table2.A1" office:value-type="string">
            <text:p text:style-name="P15">Buff, Self, Toggle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M</text:p>
          </table:table-cell>
          <table:table-cell table:style-name="Table2.A1" office:value-type="string">
            <text:list xml:id="list4292006800" text:style-name="WWNum2">
              <text:list-item>
                <text:p text:style-name="P16">Skill (Sneak) (4)</text:p>
              </text:list-item>
            </text:list>
          </table:table-cell>
          <table:table-cell table:style-name="Table2.A1" office:value-type="string">
            <text:list xml:id="list3753055736" text:style-name="WWNum1">
              <text:list-item>
                <text:p text:style-name="P9">Field Projection – You can extend your field to encompass adjacent allies / x1 / +4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Careful</text:p>
          </table:table-cell>
          <table:table-cell table:style-name="Table2.A1" office:value-type="string">
            <text:p text:style-name="P15">Trait</text:p>
          </table:table-cell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list xml:id="list114117533954852" text:continue-numbering="true" text:style-name="WWNum1">
              <text:list-item>
                <text:p text:style-name="P18">You take normal penalties when firing into melee, but NEVER hit your allies</text:p>
              </text:list-item>
            </text:list>
          </table:table-cell>
          <table:table-cell table:style-name="Table2.A1" office:value-type="string">
            <text:list xml:id="list114117574088112" text:continue-numbering="true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Coordinated Attack</text:p>
          </table:table-cell>
          <table:table-cell table:style-name="Table2.A1" office:value-type="string">
            <text:p text:style-name="P15">Trait</text:p>
          </table:table-cell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list xml:id="list114117120531081" text:continue-numbering="true" text:style-name="WWNum1">
              <text:list-item>
                <text:p text:style-name="P18">If you attack a target at the same time as an ally with this trait, you both get +1 accuracy and +2 damage</text:p>
              </text:list-item>
            </text:list>
          </table:table-cell>
          <table:table-cell table:style-name="Table2.A1" office:value-type="string">
            <text:list xml:id="list114116643335736" text:continue-numbering="true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Containment Field</text:p>
          </table:table-cell>
          <table:table-cell table:style-name="Table2.A1" office:value-type="string">
            <text:p text:style-name="P15">Utility, Area, Targeted, Toggle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M</text:p>
          </table:table-cell>
          <table:table-cell table:style-name="Table2.A1" office:value-type="string">
            <text:list xml:id="list155909995190586" text:style-name="WWNum1">
              <text:list-item>
                <text:p text:style-name="P17">Radius (2)</text:p>
              </text:list-item>
              <text:list-item>
                <text:p text:style-name="P17">Immune (Environmental Effects)</text:p>
              </text:list-item>
              <text:list-item>
                <text:p text:style-name="P17">You can create multiple bubbles, but each requires separate maintenance</text:p>
              </text:list-item>
              <text:list-item>
                <text:p text:style-name="P21">Range (20)</text:p>
              </text:list-item>
            </text:list>
          </table:table-cell>
          <table:table-cell table:style-name="Table2.A1" office:value-type="string">
            <text:list xml:id="list114117658745458" text:continue-list="list114116643335736" text:style-name="WWNum1">
              <text:list-item>
                <text:p text:style-name="P9">Bubbles +1 / x4 / -- / 10P</text:p>
              </text:list-item>
              <text:list-item>
                <text:p text:style-name="P9">Efficient Shielding – One energy is used per 2 bubbles / x1 / --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15">Force Blast</text:p>
          </table:table-cell>
          <table:table-cell table:style-name="Table2.A6" office:value-type="string">
            <text:p text:style-name="P15">Attack, Ranged, One Target</text:p>
          </table:table-cell>
          <table:table-cell table:style-name="Table2.A6" office:value-type="string">
            <text:p text:style-name="P15">20</text:p>
          </table:table-cell>
          <table:table-cell table:style-name="Table2.A6" office:value-type="string">
            <text:p text:style-name="P15">5</text:p>
          </table:table-cell>
          <table:table-cell table:style-name="Table2.A6" office:value-type="string">
            <text:list xml:id="list114116732011029" text:continue-list="list155909995190586" text:style-name="WWNum1">
              <text:list-item>
                <text:p text:style-name="P33">Damage (2d6 + POW) (Physical, Smash)</text:p>
              </text:list-item>
              <text:list-item>
                <text:p text:style-name="P33">Extra Knock (1)</text:p>
              </text:list-item>
              <text:list-item>
                <text:p text:style-name="P33">Range Band (4)</text:p>
              </text:list-item>
            </text:list>
          </table:table-cell>
          <table:table-cell table:style-name="Table2.A6" office:value-type="string">
            <text:list xml:id="list114115576649559" text:continue-list="list114117658745458" text:style-name="WWNum1">
              <text:list-item>
                <text:p text:style-name="P9">Accuracy +2 / x2 / +0B / 10P</text:p>
              </text:list-item>
              <text:list-item>
                <text:p text:style-name="P9">Burn -1 / x3 / -- / 10P</text:p>
              </text:list-item>
              <text:list-item>
                <text:p text:style-name="P9">Dmg Die / x3 / +1B / 10P</text:p>
              </text:list-item>
              <text:list-item>
                <text:p text:style-name="P9">Dmg Die / x3 / -2A / 10P</text:p>
              </text:list-item>
              <text:list-item>
                <text:p text:style-name="P9">Knock +1 / x1 / +1B / 10P</text:p>
              </text:list-item>
              <text:list-item>
                <text:p text:style-name="P9">Knock Dice +1 / x2 / +1B / 10P </text:p>
              </text:list-item>
              <text:list-item>
                <text:p text:style-name="P9">Range +1 / x3 / +0B / 6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Modulated Detention Field</text:p>
          </table:table-cell>
          <table:table-cell table:style-name="Table2.A1" office:value-type="string">
            <text:p text:style-name="P15">Attack, Ranged, One Target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7</text:p>
          </table:table-cell>
          <table:table-cell table:style-name="Table2.A1" office:value-type="string">
            <text:list xml:id="list114116065341976" text:continue-list="list4292006800" text:style-name="WWNum2">
              <text:list-item>
                <text:p text:style-name="P16">Entangle (<text:span text:style-name="T1">4d8) (6/0/-)</text:span></text:p>
              </text:list-item>
              <text:list-item>
                <text:p text:style-name="P24">Armor can be split between physical and energy at cast time</text:p>
              </text:list-item>
              <text:list-item>
                <text:p text:style-name="P22">Range Band (4)</text:p>
              </text:list-item>
            </text:list>
          </table:table-cell>
          <table:table-cell table:style-name="Table2.A1" office:value-type="string">
            <text:list xml:id="list114116933550927" text:continue-list="list114115576649559" text:style-name="WWNum1">
              <text:list-item>
                <text:p text:style-name="P9">Accuracy +2 / x2 / +0B / 10P</text:p>
              </text:list-item>
              <text:list-item>
                <text:p text:style-name="P9">Armor / x3 / +1B / 10P</text:p>
              </text:list-item>
              <text:list-item>
                <text:p text:style-name="P9">Entangle Die / x3 / +1B / 10P ***</text:p>
              </text:list-item>
              <text:list-item>
                <text:p text:style-name="P9">Range +1 / x3 / +0B / 6P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Modulated Force Field</text:p>
          </table:table-cell>
          <table:table-cell table:style-name="Table2.A1" office:value-type="string">
            <text:p text:style-name="P25">Armor, Activated, Toggle, Self or One Target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2/3</text:p>
          </table:table-cell>
          <table:table-cell table:style-name="Table2.A1" office:value-type="string">
            <text:list xml:id="list114117430751840" text:continue-list="list114116732011029" text:style-name="WWNum1">
              <text:list-item>
                <text:p text:style-name="P26">Armor (6/0/0)</text:p>
              </text:list-item>
              <text:list-item>
                <text:p text:style-name="P26">Armor can be split between physical and energy at cast time</text:p>
              </text:list-item>
              <text:list-item>
                <text:p text:style-name="P26">Can be used on an ally for Burn (3)</text:p>
              </text:list-item>
              <text:list-item>
                <text:p text:style-name="P21">Range (20)</text:p>
              </text:list-item>
            </text:list>
          </table:table-cell>
          <table:table-cell table:style-name="Table2.A1" office:value-type="string">
            <text:list xml:id="list114116541900374" text:continue-list="list114116933550927" text:style-name="WWNum1">
              <text:list-item>
                <text:p text:style-name="P9">Armor / x3 / +1B / 10P</text:p>
              </text:list-item>
              <text:list-item>
                <text:p text:style-name="P9">Burn -1 / x3 / -- / 10P</text:p>
              </text:list-item>
              <text:list-item>
                <text:p text:style-name="P9">Targets +1 / x4 / +<text:span text:style-name="T1">1</text:span>B / 10P</text:p>
              </text:list-item>
            </text:list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3">Modulated Force Wall</text:p>
          </table:table-cell>
          <table:table-cell table:style-name="Table2.A1" office:value-type="string">
            <text:p text:style-name="P23">Attack, Area, Targeted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7">M</text:p>
          </table:table-cell>
          <table:table-cell table:style-name="Table2.A1" office:value-type="string">
            <text:list xml:id="list114116773605133" text:continue-list="list114117430751840" text:style-name="WWNum1">
              <text:list-item>
                <text:p text:style-name="P28">Wall (6 hex / 1 HP / POW) </text:p>
              </text:list-item>
              <text:list-item>
                <text:p text:style-name="P28">Armor (6/0/0)</text:p>
              </text:list-item>
              <text:list-item>
                <text:p text:style-name="P28">Armor can be split between energy and physical at cast time</text:p>
              </text:list-item>
              <text:list-item>
                <text:p text:style-name="P28">When the wall takes any damage, the caster takes Burn (DMG/2) to keep the wall standing, or he can let it drop</text:p>
              </text:list-item>
            </text:list>
          </table:table-cell>
          <table:table-cell table:style-name="Table2.A1" office:value-type="string">
            <text:list xml:id="list114115805873091" text:continue-list="list114116541900374" text:style-name="WWNum1">
              <text:list-item>
                <text:p text:style-name="P9">Armor / x3 / +1B / 10P</text:p>
              </text:list-item>
              <text:list-item>
                <text:p text:style-name="P9">Efficient Force Wall – Burn ratio increased by 1 / x2 / -- / 10P</text:p>
              </text:list-item>
              <text:list-item>
                <text:p text:style-name="P9">Resist Piece(1) / x2 / +0B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27">Newtonian</text:p>
          </table:table-cell>
          <table:table-cell table:style-name="Table2.A6" office:value-type="string">
            <text:p text:style-name="P27">Adder, Attack, Ranged</text:p>
          </table:table-cell>
          <table:table-cell table:style-name="Table2.A6" office:value-type="string">
            <text:p text:style-name="P27">20</text:p>
          </table:table-cell>
          <table:table-cell table:style-name="Table2.A6" office:value-type="string">
            <text:p text:style-name="P27">2</text:p>
          </table:table-cell>
          <table:table-cell table:style-name="Table2.A6" office:value-type="string">
            <text:list xml:id="list114116208784096" text:continue-numbering="true" text:style-name="WWNum1">
              <text:list-item>
                <text:p text:style-name="P18">Attack also pushes you back 1 hexes</text:p>
              </text:list-item>
              <text:list-item>
                <text:p text:style-name="P18">This move does not provoke disengages</text:p>
              </text:list-item>
            </text:list>
          </table:table-cell>
          <table:table-cell table:style-name="Table2.A6" office:value-type="string">
            <text:list xml:id="list114115927316495" text:continue-numbering="true" text:style-name="WWNum1">
              <text:list-item>
                <text:p text:style-name="P9">Burn -1 / x3 / -- / 10P</text:p>
              </text:list-item>
              <text:list-item>
                <text:p text:style-name="P9">Move +1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9">Nuke</text:p>
          </table:table-cell>
          <table:table-cell table:style-name="Table2.A1" office:value-type="string">
            <text:p text:style-name="P29">Trait</text:p>
          </table:table-cell>
          <table:table-cell table:style-name="Table2.A1" office:value-type="string">
            <text:p text:style-name="P29">20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list xml:id="list114117246336600" text:continue-numbering="true" text:style-name="WWNum1">
              <text:list-item>
                <text:p text:style-name="P8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14116698290442" text:continue-numbering="true" text:style-name="WWNum1">
              <text:list-item>
                <text:p text:style-name="P9">Uses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Piercer</text:p>
          </table:table-cell>
          <table:table-cell table:style-name="Table2.A1" office:value-type="string">
            <text:p text:style-name="P19">Trait</text:p>
          </table:table-cell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list xml:id="list114115723412648" text:continue-list="list114116065341976" text:style-name="WWNum2">
              <text:list-item>
                <text:p text:style-name="P20">Piercer (1)</text:p>
              </text:list-item>
            </text:list>
          </table:table-cell>
          <table:table-cell table:style-name="Table2.A1" office:value-type="string">
            <text:list xml:id="list114117636761937" text:continue-numbering="true" text:style-name="WWNum2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Point-Blank Shot</text:p>
          </table:table-cell>
          <table:table-cell table:style-name="Table2.A1" office:value-type="string">
            <text:p text:style-name="P19">Trait</text:p>
          </table:table-cell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list xml:id="list114116341124408" text:continue-numbering="true" text:style-name="WWNum2">
              <text:list-item>
                <text:p text:style-name="P20">If you fire a ranged attack from within the first range band, the attack gets Accuracy (1) and Damage (3)</text:p>
              </text:list-item>
            </text:list>
          </table:table-cell>
          <table:table-cell table:style-name="Table2.A1" office:value-type="string">
            <text:list xml:id="list114116507457105" text:continue-numbering="true" text:style-name="WWNum2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Repulsor Field</text:p>
          </table:table-cell>
          <table:table-cell table:style-name="Table2.A1" office:value-type="string">
            <text:p text:style-name="P30">Attack, Area, Point-Blank</text:p>
          </table:table-cell>
          <table:table-cell table:style-name="Table2.A1" office:value-type="string">
            <text:p text:style-name="P30">20</text:p>
          </table:table-cell>
          <table:table-cell table:style-name="Table2.A1" office:value-type="string">
            <text:p text:style-name="P30">7</text:p>
          </table:table-cell>
          <table:table-cell table:style-name="Table2.A1" office:value-type="string">
            <text:list xml:id="list114116125508613" text:continue-list="list114116773605133" text:style-name="WWNum1">
              <text:list-item>
                <text:p text:style-name="P31">Damage (2d6 + POW)</text:p>
              </text:list-item>
              <text:list-item>
                <text:p text:style-name="P31">Knock (2)</text:p>
              </text:list-item>
              <text:list-item>
                <text:p text:style-name="P31">Negated by (Reflex)</text:p>
              </text:list-item>
              <text:list-item>
                <text:p text:style-name="P31">Negated by (Resist Knockback)</text:p>
              </text:list-item>
            </text:list>
          </table:table-cell>
          <table:table-cell table:style-name="Table2.A1" office:value-type="string">
            <text:list xml:id="list114115609393355" text:continue-list="list114116698290442" text:style-name="WWNum1">
              <text:list-item>
                <text:p text:style-name="P9">Burn -1 / x3 / -- / 10P</text:p>
              </text:list-item>
              <text:list-item>
                <text:p text:style-name="P9">Dmg Die / x3 / +1B / 10P</text:p>
              </text:list-item>
              <text:list-item>
                <text:p text:style-name="P9">Knock +1 / x1 / +1B / 10P</text:p>
              </text:list-item>
              <text:list-item>
                <text:p text:style-name="P9">Radius +1 / x2 / +1B / 10P</text:p>
              </text:list-item>
              <text:list-item>
                <text:p text:style-name="P12">Save DL +2 / x3 / +1B / 10P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30">Repulsor Lift</text:p>
          </table:table-cell>
          <table:table-cell table:style-name="Table2.A1" office:value-type="string">
            <text:p text:style-name="P30">Movement</text:p>
          </table:table-cell>
          <table:table-cell table:style-name="Table2.A1" office:value-type="string">
            <text:p text:style-name="P30">20</text:p>
          </table:table-cell>
          <table:table-cell table:style-name="Table2.A1" office:value-type="string">
            <text:p text:style-name="P30">1</text:p>
          </table:table-cell>
          <table:table-cell table:style-name="Table2.A1" office:value-type="string">
            <text:list xml:id="list114116091815549" text:continue-list="list114116507457105" text:style-name="WWNum2">
              <text:list-item>
                <text:p text:style-name="P32">Flight (10)</text:p>
              </text:list-item>
              <text:list-item>
                <text:p text:style-name="P32">Overland (3)</text:p>
              </text:list-item>
              <text:list-item>
                <text:p text:style-name="P32">Passengers (2)</text:p>
              </text:list-item>
            </text:list>
          </table:table-cell>
          <table:table-cell table:style-name="Table2.A1" office:value-type="string">
            <text:list xml:id="list114116872370877" text:continue-list="list114116125508613" text:style-name="WWNum1">
              <text:list-item>
                <text:p text:style-name="P10">Burn -1 / x3 / -- / 10P</text:p>
              </text:list-item>
              <text:list-item>
                <text:p text:style-name="P10">Move / x3 / +1B / 10P</text:p>
              </text:list-item>
              <text:list-item>
                <text:p text:style-name="P10">Overland +1 / x3 / +0B / 10P<text:bookmark text:name="_GoBack"/></text:p>
              </text:list-item>
              <text:list-item>
                <text:p text:style-name="P13">Passengers x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Shield Splitter</text:p>
          </table:table-cell>
          <table:table-cell table:style-name="Table2.A1" office:value-type="string">
            <text:p text:style-name="P30">Adder, Attack</text:p>
          </table:table-cell>
          <table:table-cell table:style-name="Table2.A1" office:value-type="string">
            <text:p text:style-name="P30">20</text:p>
          </table:table-cell>
          <table:table-cell table:style-name="Table2.A1" office:value-type="string">
            <text:p text:style-name="P30">2</text:p>
          </table:table-cell>
          <table:table-cell table:style-name="Table2.A1" office:value-type="string">
            <text:list xml:id="list114117309597032" text:continue-list="list114116091815549" text:style-name="WWNum2">
              <text:list-item>
                <text:p text:style-name="P32">Pierce (2)</text:p>
              </text:list-item>
              <text:list-item>
                <text:p text:style-name="P32">Only when hitting activated armor</text:p>
              </text:list-item>
            </text:list>
          </table:table-cell>
          <table:table-cell table:style-name="Table2.A1" office:value-type="string">
            <text:list xml:id="list114117578334618" text:continue-list="list114116872370877" text:style-name="WWNum1">
              <text:list-item>
                <text:p text:style-name="P12">None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in" fo:margin-bottom="0in" style:contextual-spacing="false" fo:line-height="100%"/>
    </style:style>
    <style:style style:name="Standard_20__28_user_29_" style:display-name="Standard (user)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>
      <style:text-properties fo:font-size="7pt" style:font-size-asian="6.09999990463257pt" style:font-size-complex="7pt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7</meta:editing-cycles>
    <meta:creation-date>2022-06-06T19:36:00</meta:creation-date>
    <dc:date>2023-01-13T11:41:15.435000000</dc:date>
    <meta:editing-duration>PT6H16M9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59" meta:word-count="710" meta:character-count="2949" meta:non-whitespace-character-count="2464"/>
    <meta:user-defined meta:name="AppVersion">16.0000</meta:user-defined>
    <meta:template xlink:type="simple" xlink:actuate="onRequest" xlink:title="Normal.dotm" xlink:href=""/>
  </office:meta>
</office:document-meta>
</file>